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1" svg:font-family="Consolas, Monaco, 'Andale Mono', 'Ubuntu Mono', monospace"/>
    <style:font-face style:name="Consolas" svg:font-family="Consolas, sans-serif"/>
    <style:font-face style:name="Raleway" svg:font-family="Raleway, 'Lucida Grande', Helvetica,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font-variant="normal" fo:text-transform="none" fo:color="#222222" loext:opacity="100%" style:font-name="Consolas" fo:font-size="21pt" fo:letter-spacing="normal" fo:font-style="normal" fo:font-weight="bold"/>
    </style:style>
    <style:style style:name="P2" style:family="paragraph" style:parent-style-name="Heading_20_2">
      <style:paragraph-properties fo:margin-left="0cm" fo:margin-right="0cm" fo:margin-top="0cm" fo:margin-bottom="0.529cm" style:contextual-spacing="false" fo:orphans="2" fo:widows="2" fo:text-indent="0cm" style:auto-text-indent="false" fo:padding="0cm" fo:border="none"/>
      <style:text-properties fo:font-variant="normal" fo:text-transform="none" fo:color="#222222" loext:opacity="100%" style:font-name="Consolas" fo:font-size="21pt" fo:letter-spacing="normal" fo:font-style="normal" fo:font-weight="bold"/>
    </style:style>
    <style:style style:name="P3" style:family="paragraph" style:parent-style-name="Heading_20_3">
      <style:paragraph-properties fo:margin-left="0cm" fo:margin-right="0cm" fo:margin-top="0cm" fo:margin-bottom="0.529cm" style:contextual-spacing="false" fo:orphans="2" fo:widows="2" fo:text-indent="0cm" style:auto-text-indent="false" fo:padding="0cm" fo:border="none"/>
      <style:text-properties fo:font-variant="normal" fo:text-transform="none" fo:color="#222222" loext:opacity="100%" style:font-name="Consolas" fo:font-size="18pt" fo:letter-spacing="normal" fo:font-style="normal" fo:font-weight="bold"/>
    </style:style>
    <style:style style:name="P4" style:family="paragraph" style:parent-style-name="Preformatted_20_Text">
      <loext:graphic-properties draw:fill="solid" draw:fill-color="#fcfcfc" draw:opacity="100%"/>
      <style:paragraph-properties fo:margin-left="0cm" fo:margin-right="0cm" fo:margin-top="0cm" fo:margin-bottom="0cm" style:contextual-spacing="false" fo:line-height="150%" fo:text-align="start" style:justify-single-word="false" fo:orphans="2" fo:widows="2" fo:text-indent="0cm" style:auto-text-indent="false" fo:background-color="#fcfcfc" fo:padding-left="0.049cm" fo:padding-right="0cm" fo:padding-top="0.049cm" fo:padding-bottom="0.049cm" fo:border-left="0.06pt solid #e0dede" fo:border-right="none" fo:border-top="0.06pt solid #e0dede" fo:border-bottom="0.06pt solid #e0dede"/>
    </style:style>
    <style:style style:name="P5" style:family="paragraph" style:parent-style-name="Preformatted_20_Text">
      <loext:graphic-properties draw:fill="solid" draw:fill-color="#fcfcfc" draw:opacity="100%"/>
      <style:paragraph-properties fo:margin-top="0cm" fo:margin-bottom="0cm" style:contextual-spacing="false" fo:line-height="150%" fo:text-align="start" style:justify-single-word="false" fo:orphans="2" fo:widows="2" fo:background-color="#fcfcfc" fo:padding-left="0.049cm" fo:padding-right="0cm" fo:padding-top="0.049cm" fo:padding-bottom="0.049cm" fo:border-left="0.06pt solid #e0dede" fo:border-right="none" fo:border-top="0.06pt solid #e0dede" fo:border-bottom="0.06pt solid #e0dede"/>
    </style:style>
    <style:style style:name="P6" style:family="paragraph" style:parent-style-name="Text_20_body">
      <style:paragraph-properties fo:margin-left="0cm" fo:margin-right="0cm" fo:margin-top="0cm" fo:margin-bottom="0.529cm" style:contextual-spacing="false" style:line-height-at-least="0.741cm" fo:orphans="2" fo:widows="2" fo:text-indent="0cm" style:auto-text-indent="false" fo:padding="0cm" fo:border="none"/>
      <style:text-properties fo:font-variant="normal" fo:text-transform="none" fo:color="#222222" loext:opacity="100%" style:font-name="Raleway" fo:font-size="12pt" fo:letter-spacing="normal" fo:font-style="normal" fo:font-weight="normal"/>
    </style:style>
    <style:style style:name="P7" style:family="paragraph" style:parent-style-name="Text_20_body">
      <style:paragraph-properties fo:margin-left="0cm" fo:margin-right="0cm" fo:margin-top="0cm" fo:margin-bottom="0cm" style:contextual-spacing="false" style:line-height-at-least="0.741cm" fo:orphans="2" fo:widows="2" fo:text-indent="0cm" style:auto-text-indent="false" fo:padding="0cm" fo:border="none"/>
    </style:style>
    <style:style style:name="P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9" style:family="paragraph" style:parent-style-name="Text_20_body" style:list-style-name="L1">
      <style:paragraph-properties fo:margin-left="0cm" fo:margin-right="0cm" fo:orphans="2" fo:widows="2" fo:text-indent="0cm" style:auto-text-indent="false" fo:padding="0cm" fo:border="none"/>
    </style:style>
    <style:style style:name="T1" style:family="text">
      <style:text-properties fo:font-variant="normal" fo:text-transform="none" fo:color="#111b27" loext:opacity="100%" style:font-name="Consolas1" fo:font-size="10.5pt" fo:letter-spacing="normal" fo:font-style="normal" fo:font-weight="normal" loext:padding="0cm" loext:border="none"/>
    </style:style>
    <style:style style:name="T2" style:family="text">
      <style:text-properties fo:font-variant="normal" fo:text-transform="none" fo:color="#111b27" loext:opacity="100%" fo:letter-spacing="normal" loext:padding="0cm" loext:border="none"/>
    </style:style>
    <style:style style:name="T3" style:family="text">
      <style:text-properties fo:font-variant="normal" fo:text-transform="none" fo:color="#222222" loext:opacity="100%" style:font-name="Raleway" fo:font-size="12pt" fo:letter-spacing="normal" fo:font-style="normal" fo:font-weight="normal"/>
    </style:style>
    <style:style style:name="T4" style:family="text">
      <style:text-properties fo:font-variant="normal" fo:text-transform="none" fo:color="#222222" loext:opacity="100%" style:font-name="inherit" fo:font-size="12pt" fo:letter-spacing="normal" fo:font-style="italic" fo:font-weight="normal" loext:padding="0cm" loext:border="none"/>
    </style:style>
    <style:style style:name="T5" style:family="text">
      <style:text-properties fo:font-variant="normal" fo:text-transform="none" fo:color="#222222" loext:opacity="100%" style:font-name="inherit" fo:font-size="12pt" fo:letter-spacing="normal" fo:font-style="normal" fo:font-weight="bold" loext:padding="0cm" loext:border="none"/>
    </style:style>
    <style:style style:name="T6" style:family="text">
      <style:text-properties fo:font-variant="normal" fo:text-transform="none" fo:color="#222222" loext:opacity="100%" style:text-line-through-style="none" style:text-line-through-type="none" style:font-name="Raleway" fo:font-size="12pt" fo:letter-spacing="normal" fo:font-style="normal" style:text-underline-style="none" fo:font-weight="normal" style:text-blinking="false" loext:padding="0cm" loext:border="none"/>
    </style:style>
    <style:style style:name="T7" style:family="text">
      <style:text-properties fo:font-variant="normal" fo:text-transform="none" fo:color="#222222" loext:opacity="100%" fo:letter-spacing="normal"/>
    </style:style>
    <style:style style:name="T8" style:family="text">
      <style:text-properties fo:font-variant="normal" fo:text-transform="none" fo:color="#dd4a68" loext:opacity="100%" style:font-name="Consolas" fo:font-size="10.5pt" fo:letter-spacing="normal" fo:font-style="normal" fo:font-weight="normal" fo:background-color="#f3f4f4" loext:char-shading-value="0" loext:padding="0cm" loext:border="none"/>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1 - Iniciando um Repositório</text:h>
      <text:p text:style-name="P6">Todo repositørio Git armazena as informações dentro de uma pasta oculta chamada “/.git”. Para que os arquivos de uma pasta possam ser versionados pelo Git, é preciso iniciar o repositório. Basta executar o comando abaixo:</text:p>
      <text:p text:style-name="Text_20_body">Copiar</text:p>
      <text:p text:style-name="P4"><text:span text:style-name="Source_20_Text"><text:span text:style-name="T1">$ git init</text:span></text:span></text:p>
      <text:h text:style-name="P2" text:outline-level="2">2 - Apagando um repositório</text:h>
      <text:p text:style-name="P7"><text:span text:style-name="T3">Há momentos em que não queremos apagar nossos arquivos, mas queremos remover as informações sobre aquele repositório criado com o </text:span><text:span text:style-name="Source_20_Text"><text:span text:style-name="T8">$ git init</text:span></text:span><text:span text:style-name="T3"> (talvez criar um repositório novo com os mesmos arquivos). Para isso não usamos o Git. Lembre-se que um repositório Git armazena as informações dentro de uma pasta oculta chamada </text:span><text:span text:style-name="Source_20_Text"><text:span text:style-name="T8">/.git</text:span></text:span><text:span text:style-name="T3">. Então basta apagar esta pasta oculta que o seu atual diretório deixará de ser um repositório.</text:span></text:p>
      <text:p text:style-name="Text_20_body">Copiar</text:p>
      <text:p text:style-name="P4"><text:span text:style-name="Source_20_Text"><text:span text:style-name="T1">$ rm -rf .git</text:span></text:span></text:p>
      <text:h text:style-name="P2" text:outline-level="2">3 -Listando Arquivos Modificados</text:h>
      <text:p text:style-name="P7"><text:span text:style-name="T3">Esse comando indica o estado do seu repositório. Em outras palavras, ele vai listar todos os arquivos que foram modificados desde o seu último </text:span><text:span text:style-name="Source_20_Text"><text:span text:style-name="T8">commit</text:span></text:span><text:span text:style-name="T3">.</text:span></text:p>
      <text:p text:style-name="Text_20_body">Copiar</text:p>
      <text:p text:style-name="P4"><text:span text:style-name="Source_20_Text"><text:span text:style-name="T1">$ git status</text:span></text:span></text:p>
      <text:h text:style-name="P2" text:outline-level="2">4 - Desfazendo Alterações</text:h>
      <text:p text:style-name="P6">Poderíamos ter um post inteiro apenas falando sobre como desfazer alterações no Git, já que há vários cenários possíveis. Mas vamos resumir os principais:</text:p>
      <text:h text:style-name="P3" text:outline-level="3">4.1 - Arquivos não monitorados</text:h>
      <text:p text:style-name="P7"><text:span text:style-name="T3">Se o arquivo foi modificado mas você ainda não executou </text:span><text:span text:style-name="Source_20_Text"><text:span text:style-name="T8">git add</text:span></text:span><text:span text:style-name="T3">, um simples </text:span><text:span text:style-name="Source_20_Text"><text:span text:style-name="T8">git checkout</text:span></text:span><text:span text:style-name="T3"> removerá as alterações, deixando o arquivo como ele estava no último </text:span><text:span text:style-name="Source_20_Text"><text:span text:style-name="T8">commit</text:span></text:span><text:span text:style-name="T3">. Passe o nome do arquivo a ter as alterações desfeitas ou </text:span><text:span text:style-name="Source_20_Text"><text:span text:style-name="T8">.</text:span></text:span><text:span text:style-name="T3"> para desfazer as alterações </text:span><text:soft-page-break/><text:span text:style-name="T3">em todos os arquivos modificados. Muito útil se você está apenas experimentando um código mas não quer que ele seja salvo.</text:span></text:p>
      <text:p text:style-name="Text_20_body">Copiar</text:p>
      <text:p text:style-name="P4"><text:span text:style-name="Source_20_Text"><text:span text:style-name="T1">git checkout .</text:span></text:span></text:p>
      <text:p text:style-name="P6">Esse comando não apaga novos arquivos. Para apagar novos arquivos que ainda não foram adicionados ao Stage, execute:</text:p>
      <text:p text:style-name="Text_20_body">Copiar</text:p>
      <text:p text:style-name="P4"><text:span text:style-name="Source_20_Text"><text:span text:style-name="T1">git clean -df</text:span></text:span></text:p>
      <text:h text:style-name="P3" text:outline-level="3">4.2 - Removendo arquivos do Stage</text:h>
      <text:p text:style-name="P7"><text:span text:style-name="T3">Se você executou </text:span><text:span text:style-name="Source_20_Text"><text:span text:style-name="T8">git add</text:span></text:span><text:span text:style-name="T3"> e quer desfazer, use o </text:span><text:span text:style-name="Source_20_Text"><text:span text:style-name="T8">reset</text:span></text:span><text:span text:style-name="T3">.</text:span></text:p>
      <text:p text:style-name="Text_20_body">Copiar</text:p>
      <text:p text:style-name="P4"><text:span text:style-name="Source_20_Text"><text:span text:style-name="T1">git reset</text:span></text:span></text:p>
      <text:p text:style-name="P7"><text:span text:style-name="T3">Para desfazer as modificações, após o </text:span><text:span text:style-name="Source_20_Text"><text:span text:style-name="T8">reset</text:span></text:span><text:span text:style-name="T3"> use o </text:span><text:span text:style-name="Source_20_Text"><text:span text:style-name="T8">checkout</text:span></text:span><text:span text:style-name="T3"> ou </text:span><text:span text:style-name="Source_20_Text"><text:span text:style-name="T8">clean</text:span></text:span><text:span text:style-name="T3"> mostrados anteriormente.</text:span></text:p>
      <text:h text:style-name="P3" text:outline-level="3">4.3 - Desfazendo o último commit</text:h>
      <text:p text:style-name="P7"><text:span text:style-name="T3">Caso você tenha feito alterações e já tenha chegado a realizar um </text:span><text:span text:style-name="Emphasis"><text:span text:style-name="T4">commit</text:span></text:span><text:span text:style-name="T3">, para desfazer é necessário usar o </text:span><text:span text:style-name="Source_20_Text"><text:span text:style-name="T8">revert</text:span></text:span><text:span text:style-name="T3">.</text:span></text:p>
      <text:p text:style-name="Text_20_body">Copiar</text:p>
      <text:p text:style-name="P4"><text:span text:style-name="Source_20_Text"><text:span text:style-name="T1">git revert HEAD</text:span></text:span></text:p>
      <text:p text:style-name="P6">Será criado um novo commit indicando que o último commit foi desfeito.</text:p>
      <text:p text:style-name="P6">Esse comando apaga novos arquivos.</text:p>
      <text:h text:style-name="P2" text:outline-level="2">5 - Renomear Commit</text:h>
      <text:p text:style-name="P6">Escreveu algo errado no último commit? Esse comando te permite renomear a mensagem do último commit feito:</text:p>
      <text:p text:style-name="Text_20_body">Copiar</text:p>
      <text:p text:style-name="P4"><text:span text:style-name="Source_20_Text"><text:span text:style-name="T1">$ git commit --amend</text:span></text:span></text:p>
      <text:h text:style-name="P2" text:outline-level="2"><text:soft-page-break/>6 - Branches</text:h>
      <text:p text:style-name="P7"><text:span text:style-name="T3">Sempre é bom não trabalhar apenas na </text:span><text:span text:style-name="Source_20_Text"><text:span text:style-name="T8">main</text:span></text:span><text:span text:style-name="T3"> para evitar problemas e ter um projeto mais flexível.</text:span></text:p>
      <text:h text:style-name="P2" text:outline-level="2">6.1 - Listando Branches</text:h>
      <text:p text:style-name="P6">Esse comando lista todas as branches presentes no repositório do seu computador.</text:p>
      <text:p text:style-name="Text_20_body">Copiar</text:p>
      <text:p text:style-name="P4"><text:span text:style-name="Source_20_Text"><text:span text:style-name="T1">$ git branch</text:span></text:span></text:p>
      <text:p text:style-name="P7"><text:span text:style-name="T3">Caso você queira que ele liste também as branches que estão no repositório remoto, adicione </text:span><text:span text:style-name="Source_20_Text"><text:span text:style-name="T8">-a</text:span></text:span><text:span text:style-name="T3">:</text:span></text:p>
      <text:p text:style-name="Text_20_body">Copiar</text:p>
      <text:p text:style-name="P4"><text:span text:style-name="Source_20_Text"><text:span text:style-name="T1">$ git branch -a</text:span></text:span></text:p>
      <text:h text:style-name="P2" text:outline-level="2">6.2 - Indo para outra branch</text:h>
      <text:p text:style-name="P7"><text:span text:style-name="T3">Para mudar para uma outra </text:span><text:span text:style-name="Emphasis"><text:span text:style-name="T4">branch</text:span></text:span><text:span text:style-name="T3"> basta usar o comando </text:span><text:span text:style-name="Source_20_Text"><text:span text:style-name="T8">checkout</text:span></text:span><text:span text:style-name="T3">, passando o nome da </text:span><text:span text:style-name="Emphasis"><text:span text:style-name="T4">branch</text:span></text:span><text:span text:style-name="T3">.</text:span></text:p>
      <text:p text:style-name="Text_20_body">Copiar</text:p>
      <text:p text:style-name="P4"><text:span text:style-name="Source_20_Text"><text:span text:style-name="T1">$ git checkout minha-branch</text:span></text:span></text:p>
      <text:p text:style-name="P7"><text:span text:style-name="T3">Se você adicionar </text:span><text:span text:style-name="Source_20_Text"><text:span text:style-name="T8">-b</text:span></text:span><text:span text:style-name="T3">, uma nova </text:span><text:span text:style-name="Emphasis"><text:span text:style-name="T4">branch</text:span></text:span><text:span text:style-name="T3"> será criada.</text:span></text:p>
      <text:p text:style-name="Text_20_body">Copiar</text:p>
      <text:p text:style-name="P4"><text:span text:style-name="Source_20_Text"><text:span text:style-name="T1">$ git checkout -b minha-nova-branch</text:span></text:span></text:p>
      <text:h text:style-name="P2" text:outline-level="2">6.3 - Excluindo branches</text:h>
      <text:p text:style-name="P7"><text:span text:style-name="T3">Para excluir uma branch local basta executar o comando </text:span><text:span text:style-name="Source_20_Text"><text:span text:style-name="T8">branch</text:span></text:span><text:span text:style-name="T3"> com </text:span><text:span text:style-name="Source_20_Text"><text:span text:style-name="T8">-d</text:span></text:span><text:span text:style-name="T3"> ou </text:span><text:span text:style-name="Source_20_Text"><text:span text:style-name="T8">-D</text:span></text:span><text:span text:style-name="T3">, passando o nome da branch que você quer apagar.</text:span></text:p>
      <text:p text:style-name="Text_20_body">Copiar</text:p>
      <text:p text:style-name="P4"><text:span text:style-name="Source_20_Text"><text:span text:style-name="T1">git branch -d nome-da-branch</text:span></text:span></text:p>
      <text:p text:style-name="P5"><text:span text:style-name="Source_20_Text"><text:span text:style-name="T1">git branch -D nome-da-branch</text:span></text:span></text:p>
      <text:p text:style-name="P7"><text:span text:style-name="T3">A opção </text:span><text:span text:style-name="Source_20_Text"><text:span text:style-name="T8">-d</text:span></text:span><text:span text:style-name="T3"> é mais segura, pois ela só apaga a branch se você já tiver feito merge ou enviado as alterações para seu repositório remoto, evitando perda de código.</text:span></text:p>
      <text:p text:style-name="P7"><text:span text:style-name="T3">A opção </text:span><text:span text:style-name="Source_20_Text"><text:span text:style-name="T8">-D</text:span></text:span><text:span text:style-name="T3"> ignora o estado da sua branch, forçando a sua remoção.</text:span></text:p>
      <text:p text:style-name="P6"><text:soft-page-break/>Esse comando apaga apenas a branch local, não removendo branches remotas.</text:p>
      <text:h text:style-name="P2" text:outline-level="2">6.4 - Renomeando branches</text:h>
      <text:p text:style-name="P7"><text:span text:style-name="T3">Para renomear a sua atual branch local, execute o comando </text:span><text:span text:style-name="Source_20_Text"><text:span text:style-name="T8">branch</text:span></text:span><text:span text:style-name="T3"> com a opção </text:span><text:span text:style-name="Source_20_Text"><text:span text:style-name="T8">-m</text:span></text:span><text:span text:style-name="T3">, passando o novo nome.</text:span></text:p>
      <text:p text:style-name="Text_20_body">Copiar</text:p>
      <text:p text:style-name="P4"><text:span text:style-name="Source_20_Text"><text:span text:style-name="T1">git branch -m novo-nome-da-branch</text:span></text:span></text:p>
      <text:p text:style-name="P6">Se você estiver em uma branch e quiser renomear outra, você deve passar primeiro o nome atual da branch que quer renomear:</text:p>
      <text:p text:style-name="Text_20_body">Copiar</text:p>
      <text:p text:style-name="P4"><text:span text:style-name="Source_20_Text"><text:span text:style-name="T1">git branch -m nome-atual novo-nome</text:span></text:span></text:p>
      <text:h text:style-name="P2" text:outline-level="2">6.5 - Branch Órfã</text:h>
      <text:p text:style-name="P6">Uma branch órfã tem esse nome porque ela não está ligada à branch principal, então seus históricos não são compartilhados.</text:p>
      <text:p text:style-name="Text_20_body">Copiar</text:p>
      <text:p text:style-name="P4"><text:span text:style-name="Source_20_Text"><text:span text:style-name="T2"><text:s text:c="10"/></text:span></text:span><text:span text:style-name="Source_20_Text"><text:span text:style-name="T1">i---j---k <text:s text:c="4"/>&lt;== branch 'minha branch'</text:span></text:span></text:p>
      <text:p text:style-name="P5"><text:span text:style-name="Source_20_Text"><text:span text:style-name="T2"><text:s text:c="9"/></text:span></text:span><text:span text:style-name="Source_20_Text"><text:span text:style-name="T1">/</text:span></text:span></text:p>
      <text:p text:style-name="P5"><text:span text:style-name="Source_20_Text"><text:span text:style-name="T1">a---b---c---d---h---l <text:s text:c="2"/>&lt;== branch 'main'</text:span></text:span></text:p>
      <text:p text:style-name="P5"><text:span text:style-name="Source_20_Text"><text:span text:style-name="T2"><text:s text:c="5"/></text:span></text:span><text:span text:style-name="Source_20_Text"><text:span text:style-name="T1">\ <text:s text:c="8"/>/</text:span></text:span></text:p>
      <text:p text:style-name="P5"><text:span text:style-name="Source_20_Text"><text:span text:style-name="T2"><text:s text:c="6"/></text:span></text:span><text:span text:style-name="Source_20_Text"><text:span text:style-name="T1">e---f---g <text:s text:c="8"/>&lt;== branch 'minha outra branch'</text:span></text:span></text:p>
      <text:p text:style-name="P5"><text:span text:style-name="Source_20_Text"><text:span text:style-name="T2"><text:s text:c="10"/></text:span></text:span></text:p>
      <text:p text:style-name="P5"><text:span text:style-name="Source_20_Text"><text:span text:style-name="T1">1---2---3---4 <text:s text:c="18"/>&lt;== branch `órfã`</text:span></text:span></text:p>
      <text:p text:style-name="P6">Isso pode ser útil quando você quer colocar mais de um projeto em um mesmo repositório. Um bom exemplo é quando você tem um projeto no Github e quer criar um site para divulgar o seu projeto. A aplicação e o site são coisas diferentes, portanto os códigos deles devem ser versionados separadamente. Ter ambos em um mesmo repositório simplifica o gerenciamento.</text:p>
      <text:p text:style-name="P7"><text:span text:style-name="T3">Nós já ensinamos aqui no blog da TreinaWeb </text:span><text:a xlink:type="simple" xlink:href="https://www.treinaweb.com.br/blog/criando-paginas-para-repositorios-com-o-github-pages/" text:style-name="Internet_20_link" text:visited-style-name="Visited_20_Internet_20_Link"><text:span text:style-name="T6">como criar páginas para repositórios no Github</text:span></text:a><text:span text:style-name="T3">.</text:span></text:p>
      <text:p text:style-name="P6">Para criar uma branch órfã basta usar o comando:</text:p>
      <text:p text:style-name="Text_20_body"><text:soft-page-break/>Copiar</text:p>
      <text:p text:style-name="P4"><text:span text:style-name="Source_20_Text"><text:span text:style-name="T1">git checkout --orphan minha-branch-orfa</text:span></text:span></text:p>
      <text:h text:style-name="P2" text:outline-level="2">7 - Visualizando o Histórico de Commits</text:h>
      <text:p text:style-name="P6">Para visualizar o histórico de commits basta usar o seguinte comando:</text:p>
      <text:p text:style-name="Text_20_body">Copiar</text:p>
      <text:p text:style-name="P4"><text:span text:style-name="Source_20_Text"><text:span text:style-name="T1">$ git log</text:span></text:span></text:p>
      <text:p text:style-name="P6">Você ainda pode adicionar mais parâmetros a esse comando, como:</text:p>
      <text:h text:style-name="P3" text:outline-level="3">7.1 - Histórico de um ou mais arquivos</text:h>
      <text:p text:style-name="Text_20_body">Copiar</text:p>
      <text:p text:style-name="P4"><text:span text:style-name="Source_20_Text"><text:span text:style-name="T1">$ git log -p meus-arquivos</text:span></text:span></text:p>
      <text:p text:style-name="P6">Você pode indicar nomes de arquivo ou de um diretório para ver o histórico apenas de um grupo de arquivos ao invés do projeto inteiro</text:p>
      <text:h text:style-name="P3" text:outline-level="3">7.2 - Histórico de um autor</text:h>
      <text:p text:style-name="P6">Mostra o histórico de commits feitos por uma única pessoa</text:p>
      <text:p text:style-name="Text_20_body">Copiar</text:p>
      <text:p text:style-name="P4"><text:span text:style-name="Source_20_Text"><text:span text:style-name="T1">$ git log --autor=nome-autor</text:span></text:span></text:p>
      <text:h text:style-name="P3" text:outline-level="3">7.3 - Histórico por Data</text:h>
      <text:p text:style-name="P6">Mostra o histórico de commits feitos antes ou após uma data:</text:p>
      <text:p text:style-name="Text_20_body">Copiar</text:p>
      <text:p text:style-name="P4"><text:span text:style-name="Source_20_Text"><text:span text:style-name="T1">$ git log --after="MMM DD YYYY"</text:span></text:span></text:p>
      <text:p text:style-name="P5"><text:span text:style-name="Source_20_Text"><text:span text:style-name="T1">$ git log --before="MMM DD YYYY"</text:span></text:span></text:p>
      <text:p text:style-name="P6">Exemplo do formato usado nas datas: “Jul 07 2019”</text:p>
      <text:h text:style-name="P3" text:outline-level="3">7.4 - Histórico Baseado em uma Mensagem</text:h>
      <text:p text:style-name="P6">Mostra o histórico de commits filtrado por uma mensagem</text:p>
      <text:p text:style-name="Text_20_body"><text:soft-page-break/>Copiar</text:p>
      <text:p text:style-name="P4"><text:span text:style-name="Source_20_Text"><text:span text:style-name="T1">$ git log --grep produtos</text:span></text:span></text:p>
      <text:p text:style-name="P6">Com esse comando teremos o histórico de commits em que a mensagem do commit possua a palavra “produtos”. O que passamos pode ser uma expressão regular, e podemos passar mais de uma:</text:p>
      <text:p text:style-name="Text_20_body">Copiar</text:p>
      <text:p text:style-name="P4"><text:span text:style-name="Source_20_Text"><text:span text:style-name="T1">// procurar por "produtos" OU "usuarios"</text:span></text:span></text:p>
      <text:p text:style-name="P5"><text:span text:style-name="Source_20_Text"><text:span text:style-name="T1">$ git log --grep produtos --grep usuarios</text:span></text:span></text:p>
      <text:p text:style-name="P5"/>
      <text:p text:style-name="P5"><text:span text:style-name="Source_20_Text"><text:span text:style-name="T1">// procurar por "produtos" E "usuarios"</text:span></text:span></text:p>
      <text:p text:style-name="P5"><text:span text:style-name="Source_20_Text"><text:span text:style-name="T1">$ git log --grep produtos --and --grep usuarios</text:span></text:span></text:p>
      <text:h text:style-name="P2" text:outline-level="2">8 - Exibir branches em um modo mais legível</text:h>
      <text:p text:style-name="P6">É possível mandar imprimir o histórico exibindo as branches do repositório com algo mais legível e com cores com um comando. Teremos um resultado parecido com esse:</text:p>
      <text:p text:style-name="Text_20_body">Copiar</text:p>
      <text:p text:style-name="P4"><text:span text:style-name="Source_20_Text"><text:span text:style-name="T1">* a102055 (HEAD -&gt; main) commit 8</text:span></text:span></text:p>
      <text:p text:style-name="P5"><text:span text:style-name="Source_20_Text"><text:span text:style-name="T1">| * 196d28e (branch-2) commit 7</text:span></text:span></text:p>
      <text:p text:style-name="P5"><text:span text:style-name="Source_20_Text"><text:span text:style-name="T1">| * 07e073c commit 3</text:span></text:span></text:p>
      <text:p text:style-name="P5"><text:span text:style-name="Source_20_Text"><text:span text:style-name="T1">| * 2b077ca new fie</text:span></text:span></text:p>
      <text:p text:style-name="P5"><text:span text:style-name="Source_20_Text"><text:span text:style-name="T1">| | * c1369d8 (branch-3) commit 6</text:span></text:span></text:p>
      <text:p text:style-name="P5"><text:span text:style-name="Source_20_Text"><text:span text:style-name="T1">| | * d11bdcd commit 5</text:span></text:span></text:p>
      <text:p text:style-name="P5"><text:span text:style-name="Source_20_Text"><text:span text:style-name="T1">| |/</text:span></text:span></text:p>
      <text:p text:style-name="P5"><text:span text:style-name="Source_20_Text"><text:span text:style-name="T1">|/|</text:span></text:span></text:p>
      <text:p text:style-name="P5"><text:span text:style-name="Source_20_Text"><text:span text:style-name="T1">* | 2b22b75 commit 2</text:span></text:span></text:p>
      <text:p text:style-name="P5"><text:span text:style-name="Source_20_Text"><text:span text:style-name="T1">|/</text:span></text:span></text:p>
      <text:p text:style-name="P5"><text:span text:style-name="Source_20_Text"><text:span text:style-name="T1">* d5a12b0 .gitignore</text:span></text:span></text:p>
      <text:p text:style-name="P5"><text:span text:style-name="Source_20_Text"><text:span text:style-name="T1">* 9535426 -- commit 1</text:span></text:span></text:p>
      <text:p text:style-name="P6">O comando é um pouco comprido:</text:p>
      <text:p text:style-name="Text_20_body">Copiar</text:p>
      <text:p text:style-name="P4"><text:span text:style-name="Source_20_Text"><text:span text:style-name="T1">git log --all --decorate --oneline --graph</text:span></text:span></text:p>
      <text:p text:style-name="P7"><text:soft-page-break/><text:span text:style-name="T3">Para decorar tudo o que devemos escrever depois de </text:span><text:span text:style-name="Source_20_Text"><text:span text:style-name="T8">log</text:span></text:span><text:span text:style-name="T3">, lembre-se de </text:span><text:span text:style-name="Strong_20_Emphasis"><text:span text:style-name="T5">A DOG</text:span></text:span></text:p>
      <text:list xml:id="list3723075214" text:style-name="L1">
        <text:list-item>
          <text:p text:style-name="P8"><text:span text:style-name="T7">–</text:span><text:span text:style-name="Strong_20_Emphasis"><text:span text:style-name="T5">a</text:span></text:span><text:span text:style-name="T3">ll</text:span></text:p>
        </text:list-item>
        <text:list-item>
          <text:p text:style-name="P8"><text:span text:style-name="T7">–</text:span><text:span text:style-name="Strong_20_Emphasis"><text:span text:style-name="T5">d</text:span></text:span><text:span text:style-name="T3">ecorate</text:span></text:p>
        </text:list-item>
        <text:list-item>
          <text:p text:style-name="P8"><text:span text:style-name="T7">–</text:span><text:span text:style-name="Strong_20_Emphasis"><text:span text:style-name="T5">o</text:span></text:span><text:span text:style-name="T3">neline</text:span></text:p>
        </text:list-item>
        <text:list-item>
          <text:p text:style-name="P9"><text:span text:style-name="T7">–</text:span><text:span text:style-name="Strong_20_Emphasis"><text:span text:style-name="T5">g</text:span></text:span><text:span text:style-name="T3">raph</text:span></text:p>
        </text:list-item>
      </text:list>
      <text:h text:style-name="P2" text:outline-level="2">9 - Atalhos Personalizados</text:h>
      <text:p text:style-name="P6">Podemos criar atalhos para não ficar escrevendo comandos grandes como o do exempo anterior.</text:p>
      <text:h text:style-name="P2" text:outline-level="2">9.1 - Criando atalhos personalizados</text:h>
      <text:p text:style-name="P7"><text:span text:style-name="T3">Para criar atalhos personalizados, basta adicionar uma configuração, passando o nome que você quiser para o </text:span><text:span text:style-name="Source_20_Text"><text:span text:style-name="T8">alias</text:span></text:span><text:span text:style-name="T3">.</text:span></text:p>
      <text:p text:style-name="P7"><text:span text:style-name="T3">Por exemplo, se eu quiser que o comando ensinado anteriormente fosse chamado a partir do atalho </text:span><text:span text:style-name="Source_20_Text"><text:span text:style-name="T8">dog</text:span></text:span><text:span text:style-name="T3">:</text:span></text:p>
      <text:p text:style-name="Text_20_body">Copiar</text:p>
      <text:p text:style-name="P4"><text:span text:style-name="Source_20_Text"><text:span text:style-name="T1">//deixar o comando disponível apenas no repositório atual</text:span></text:span></text:p>
      <text:p text:style-name="P5"><text:span text:style-name="Source_20_Text"><text:span text:style-name="T1">git config alias.dog "log --all --decorate --oneline --graph"</text:span></text:span></text:p>
      <text:p text:style-name="P5"><text:span text:style-name="Source_20_Text"><text:span text:style-name="T1">//deixar o comando global em sua máquina, ficando disponível para qualquer repositório</text:span></text:span></text:p>
      <text:p text:style-name="P5"><text:span text:style-name="Source_20_Text"><text:span text:style-name="T1">git config --global alias.dog "log --all --decorate --oneline --graph"</text:span></text:span></text:p>
      <text:p text:style-name="P7"><text:span text:style-name="T3">Como os comandos serão do Git, não precisamos ficar chamando-o. Note que o comando passado para o atalho não inicia com </text:span><text:span text:style-name="Source_20_Text"><text:span text:style-name="T8">git</text:span></text:span><text:span text:style-name="T3">.</text:span></text:p>
      <text:p text:style-name="P6">Para remover os atalhos basta executar:</text:p>
      <text:p text:style-name="Text_20_body">Copiar</text:p>
      <text:p text:style-name="P4"><text:span text:style-name="Source_20_Text"><text:span text:style-name="T1">//atalhos locais</text:span></text:span></text:p>
      <text:p text:style-name="P5"><text:span text:style-name="Source_20_Text"><text:span text:style-name="T1">git config --unset alias.dog</text:span></text:span></text:p>
      <text:p text:style-name="P5"><text:span text:style-name="Source_20_Text"><text:span text:style-name="T1">//atalhos globais</text:span></text:span></text:p>
      <text:p text:style-name="P5"><text:span text:style-name="Source_20_Text"><text:span text:style-name="T1">git config --global --unset alias.dog</text:span></text:span></text:p>
      <text:p text:style-name="P7"><text:span text:style-name="T3">Agora podemos ter o comando do exemplo anterior apenas executando </text:span><text:span text:style-name="Source_20_Text"><text:span text:style-name="T8">$ git dog</text:span></text:span><text:span text:style-name="T3">.</text:span></text:p>
      <text:h text:style-name="P3" text:outline-level="3"><text:soft-page-break/>9.2 - Listando atalhos personalizados</text:h>
      <text:p text:style-name="P7"><text:span text:style-name="T3">Para exibir uma lista de atalhos personalizados, podemos executar o comando </text:span><text:span text:style-name="Source_20_Text"><text:span text:style-name="T8">git config -l</text:span></text:span><text:span text:style-name="T3">, que lista todas as configurações do seu Git. O problema é que esse simples comando vai listar todas as configurações. Podemos fazer um comando mais sofisticado para ele listar apenas os nossos atalhos personalizados e ainda organizá-los em ordem alfabética:</text:span></text:p>
      <text:p text:style-name="Text_20_body">Copiar</text:p>
      <text:p text:style-name="P4"><text:span text:style-name="Source_20_Text"><text:span text:style-name="T1">git config -l | grep ^alias\. | cut -c 7- | sort</text:span></text:span></text:p>
      <text:p text:style-name="P7"><text:span text:style-name="T3">O comando é grande, mas tudo bem, pois agora você sabe criar atalhos, não é mesmo? Podemos, por exemplo, criar um atalho com o nome </text:span><text:span text:style-name="Source_20_Text"><text:span text:style-name="T8">alias</text:span></text:span><text:span text:style-name="T3">:</text:span></text:p>
      <text:p text:style-name="Text_20_body">Copiar</text:p>
      <text:p text:style-name="P4"><text:span text:style-name="Source_20_Text"><text:span text:style-name="T1">git config alias.alias "! git config -l | grep ^alias\. | cut -c 7- | sort"</text:span></text:span></text:p>
      <text:p text:style-name="P7"><text:span text:style-name="T3">Por comandos como </text:span><text:span text:style-name="Source_20_Text"><text:span text:style-name="T8">grep</text:span></text:span><text:span text:style-name="T3"> e </text:span><text:span text:style-name="Source_20_Text"><text:span text:style-name="T8">sort</text:span></text:span><text:span text:style-name="T3"> não serem do Git, tivemos que iniciar a linha de comando com </text:span><text:span text:style-name="Source_20_Text"><text:span text:style-name="T8">!</text:span></text:span><text:span text:style-name="T3">. Perceba que por causa disso, nossa primeira instrução teve que chamar o Git.</text:span></text:p>
      <text:p text:style-name="P7"><text:span text:style-name="T3">O </text:span><text:span text:style-name="Source_20_Text"><text:span text:style-name="T8">$ git config -l</text:span></text:span><text:span text:style-name="T3"> lista as configurações do Git. Pegamos o retorno e passamos ao comando </text:span><text:span text:style-name="Source_20_Text"><text:span text:style-name="T8">$ grep</text:span></text:span><text:span text:style-name="T3">, que serve para fazer busca de textos. Como queremos os atalhos, que vimos que começa com “alias”, mandamos o </text:span><text:span text:style-name="Source_20_Text"><text:span text:style-name="T8">grep</text:span></text:span><text:span text:style-name="T3"> buscar por tudo que começa com </text:span><text:span text:style-name="Source_20_Text"><text:span text:style-name="T8">alias.</text:span></text:span><text:span text:style-name="T3">. Para termos uma lista mais limpa, usamos o comando </text:span><text:span text:style-name="Source_20_Text"><text:span text:style-name="T8">cut</text:span></text:span><text:span text:style-name="T3"> para remover a parte “alias.” do nome dos atalhos. Por fim, usamos o comando </text:span><text:span text:style-name="Source_20_Text"><text:span text:style-name="T8">sort</text:span></text:span><text:span text:style-name="T3"> para ordenar nossos atalhos em ordem alfabética.</text:span></text:p>
      <text:h text:style-name="P2" text:outline-level="2">10 - Trabalhando em mais de uma coisa sem fazer commit</text:h>
      <text:p text:style-name="P7"><text:span text:style-name="T3">Pode haver momentos em que você precisa parar o que está fazendo e começar a trabalhar em outra tarefa. Porém, pode não ser bom fazer o commit de algo que ainda não foi finalizado para depois voltar nele, resultando em um commit que ficará no histórico mas que possui um código que não funciona. Nós podemos salvar essas alterações feitas mesmo sem precisar realizar um commit para depois voltar a trabalhar nela, o que é chamado de </text:span><text:span text:style-name="Emphasis"><text:span text:style-name="T4">Stash</text:span></text:span><text:span text:style-name="T3"> (algo como “esconder” ou “acumular”).</text:span></text:p>
      <text:p text:style-name="P6">Ao fazer isso, seu repositório voltará ao estado do último commit, e as alterações feitas anteriormente estarão “escondidas”.</text:p>
      <text:h text:style-name="P3" text:outline-level="3"><text:soft-page-break/>10.1 - Salvando modificações em um Stash</text:h>
      <text:p text:style-name="P7"><text:span text:style-name="T3">Simplesmente execute o comando </text:span><text:span text:style-name="Source_20_Text"><text:span text:style-name="T8">stash</text:span></text:span></text:p>
      <text:p text:style-name="Text_20_body">Copiar</text:p>
      <text:p text:style-name="P4"><text:span text:style-name="Source_20_Text"><text:span text:style-name="T1">$ git stash</text:span></text:span></text:p>
      <text:p text:style-name="P6">Você ainda pode colocar um nome nesse stash:</text:p>
      <text:p text:style-name="Text_20_body">Copiar</text:p>
      <text:p text:style-name="P4"><text:span text:style-name="Source_20_Text"><text:span text:style-name="T1">$ git stash push -m meu-novo-stash</text:span></text:span></text:p>
      <text:h text:style-name="P3" text:outline-level="3">10.2 - Listando Stashes</text:h>
      <text:p text:style-name="P6">Você pode fazer vários stashes. Para listá-los, execute o comando:</text:p>
      <text:p text:style-name="Text_20_body">Copiar</text:p>
      <text:p text:style-name="P4"><text:span text:style-name="Source_20_Text"><text:span text:style-name="T1">$ git stash list</text:span></text:span></text:p>
      <text:h text:style-name="P3" text:outline-level="3">10.3 - Recuperando modificações</text:h>
      <text:p text:style-name="P6">Se algo foi salvo no stash, basta executar o seguinte comando para recuperar as alterações que foram jogadas lá:</text:p>
      <text:p text:style-name="Text_20_body">Copiar</text:p>
      <text:p text:style-name="P4"><text:span text:style-name="Source_20_Text"><text:span text:style-name="T1">$ git stash apply</text:span></text:span></text:p>
      <text:p text:style-name="P6">Isso vai recuperar o código do stash mais recente. Se quiser recuperar um stash mais antigo, basta ver o número do stash que aparece quando o listamos e passar para o seguinte comando:</text:p>
      <text:p text:style-name="Text_20_body">Copiar</text:p>
      <text:p text:style-name="P4"><text:span text:style-name="Source_20_Text"><text:span text:style-name="T1">$ git stash apply stash@{2}</text:span></text:span></text:p>
      <text:h text:style-name="P3" text:outline-level="3">10.4 - Removendo Stashes</text:h>
      <text:p text:style-name="P7"><text:span text:style-name="T3">Quando nós recuperamos alterações de um stash, ele continua guardado. Para apagá-lo da pilha, execute o comando </text:span><text:span text:style-name="Source_20_Text"><text:span text:style-name="T8">drop</text:span></text:span><text:span text:style-name="T3"> junto ao nome do stash que você quer remover:</text:span></text:p>
      <text:p text:style-name="Text_20_body">Copiar</text:p>
      <text:p text:style-name="P4"><text:span text:style-name="Source_20_Text"><text:span text:style-name="T1">$ git stash drop stash@{5}</text:span></text:span></text:p>
      <text:p text:style-name="P7"><text:soft-page-break/><text:span text:style-name="T3">Se você quiser recuperar o código de um stash e já apagá-lo, pode usar o comando </text:span><text:span text:style-name="Source_20_Text"><text:span text:style-name="T8">pop</text:span></text:span><text:span text:style-name="T3"> no lugar do </text:span><text:span text:style-name="Source_20_Text"><text:span text:style-name="T8">apply</text:span></text:span><text:span text:style-name="T3">.</text:span></text:p>
      <text:h text:style-name="P2" text:outline-level="2">11 - Juntando alguns pedaços do trabalho</text:h>
      <text:p text:style-name="P7"><text:span text:style-name="T3">Pode ser que você esteja trabalhando em uma </text:span><text:span text:style-name="Emphasis"><text:span text:style-name="T4">branch</text:span></text:span><text:span text:style-name="T3"> e queira fazer o </text:span><text:span text:style-name="Emphasis"><text:span text:style-name="T4">merge</text:span></text:span><text:span text:style-name="T3"> do código dela com outra </text:span><text:span text:style-name="Emphasis"><text:span text:style-name="T4">branch</text:span></text:span><text:span text:style-name="T3">, mas não quer juntar o trabalho inteiro, apenas um commit específico. Isso é possível com o </text:span><text:span text:style-name="Source_20_Text"><text:span text:style-name="T8">Cherry Pick</text:span></text:span><text:span text:style-name="T3">.</text:span></text:p>
      <text:p text:style-name="Text_20_body">Copiar</text:p>
      <text:p text:style-name="P4"><text:span text:style-name="Source_20_Text"><text:span text:style-name="T1">git cherry-pick id-do-commit</text:span></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1" svg:font-family="Consolas, Monaco, 'Andale Mono', 'Ubuntu Mono', monospace"/>
    <style:font-face style:name="Consolas" svg:font-family="Consolas, sans-serif"/>
    <style:font-face style:name="Raleway" svg:font-family="Raleway, 'Lucida Grande', Helvetica,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05T08:47:45.932000000</dc:date>
    <meta:editing-duration>PT16S</meta:editing-duration>
    <meta:editing-cycles>1</meta:editing-cycles>
    <meta:document-statistic meta:table-count="0" meta:image-count="0" meta:object-count="0" meta:page-count="10" meta:paragraph-count="191" meta:word-count="1861" meta:character-count="10623" meta:non-whitespace-character-count="8915"/>
    <meta:generator>LibreOffice/7.1.5.2$Windows_X86_64 LibreOffice_project/85f04e9f809797b8199d13c421bd8a2b025d52b5</meta:generator>
  </office:meta>
</office:document-meta>
</file>